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language="nl" fo:country="NL"/>
    </style:style>
    <style:style style:name="T3" style:parent-style-name="Standaardalinea-lettertype" style:family="text">
      <style:text-properties fo:language="nl" fo:country="NL"/>
    </style:style>
    <style:style style:name="T4" style:parent-style-name="Standaardalinea-lettertype" style:family="text">
      <style:text-properties fo:font-weight="bold" style:font-weight-asian="bold" style:font-weight-complex="bold" fo:color="#FF0000" fo:language="nl" fo:country="NL"/>
    </style:style>
    <style:style style:name="T5" style:parent-style-name="Standaardalinea-lettertype" style:family="text">
      <style:text-properties fo:language="nl" fo:country="NL"/>
    </style:style>
    <style:style style:name="P6" style:parent-style-name="Standaard" style:family="paragraph">
      <style:text-properties fo:language="nl" fo:country="NL"/>
    </style:style>
    <style:style style:name="T7" style:parent-style-name="Standaardalinea-lettertype" style:family="text">
      <style:text-properties fo:language="nl" fo:country="NL"/>
    </style:style>
    <style:style style:name="T8" style:parent-style-name="Standaardalinea-lettertype" style:family="text">
      <style:text-properties fo:font-weight="bold" style:font-weight-asian="bold" style:font-weight-complex="bold" fo:color="#FF0000" fo:language="nl" fo:country="NL"/>
    </style:style>
    <style:style style:name="T9" style:parent-style-name="Standaardalinea-lettertype" style:family="text">
      <style:text-properties fo:language="nl" fo:country="NL"/>
    </style:style>
    <style:style style:name="P10" style:parent-style-name="Standaard" style:family="paragraph">
      <style:text-properties fo:language="nl" fo:country="NL"/>
    </style:style>
    <style:style style:name="T11" style:parent-style-name="Standaardalinea-lettertype" style:family="text">
      <style:text-properties fo:language="nl" fo:country="NL"/>
    </style:style>
    <style:style style:name="T12" style:parent-style-name="Standaardalinea-lettertype" style:family="text">
      <style:text-properties fo:font-weight="bold" style:font-weight-asian="bold" style:font-weight-complex="bold" fo:color="#FF0000" fo:language="nl" fo:country="NL"/>
    </style:style>
    <style:style style:name="T13" style:parent-style-name="Standaardalinea-lettertype" style:family="text">
      <style:text-properties fo:color="#FF0000" fo:language="nl" fo:country="NL"/>
    </style:style>
    <style:style style:name="T14" style:parent-style-name="Standaardalinea-lettertype" style:family="text">
      <style:text-properties fo:language="nl" fo:country="NL"/>
    </style:style>
    <style:style style:name="T15" style:parent-style-name="normaltextrun" style:family="text">
      <style:text-properties style:font-name="Calibri" style:font-name-complex="Calibri" fo:color="#000000" fo:background-color="#FFFFFF" fo:language="nl" fo:country="NL"/>
    </style:style>
    <style:style style:name="T16" style:parent-style-name="normaltextrun" style:family="text">
      <style:text-properties style:font-name="Calibri" style:font-name-complex="Calibri" fo:color="#000000" fo:background-color="#FFFFFF" fo:language="nl" fo:country="NL"/>
    </style:style>
    <style:style style:name="T17" style:parent-style-name="normaltextrun" style:family="text">
      <style:text-properties style:font-name="Calibri" style:font-name-complex="Calibri" fo:color="#000000" fo:background-color="#FFFFFF" fo:language="nl" fo:country="NL"/>
    </style:style>
    <style:style style:name="T18" style:parent-style-name="eop" style:family="text">
      <style:text-properties style:font-name="Calibri" style:font-name-complex="Calibri" fo:color="#000000" fo:background-color="#FFFFFF" fo:language="nl" fo:country="NL"/>
    </style:style>
    <style:style style:name="P19" style:parent-style-name="Standaard" style:family="paragraph">
      <style:text-properties fo:language="nl" fo:country="NL"/>
    </style:style>
    <style:style style:name="P20" style:parent-style-name="Standaard" style:family="paragraph">
      <style:text-properties fo:language="nl" fo:country="NL"/>
    </style:style>
    <style:style style:name="P21" style:parent-style-name="Standaard" style:family="paragraph">
      <style:text-properties fo:font-weight="bold" style:font-weight-asian="bold" style:font-weight-complex="bold" fo:language="nl" fo:country="NL"/>
    </style:style>
    <style:style style:name="T22" style:parent-style-name="Standaardalinea-lettertype" style:family="text">
      <style:text-properties fo:font-weight="bold" style:font-weight-asian="bold" style:font-weight-complex="bold" fo:language="nl" fo:country="NL"/>
    </style:style>
    <style:style style:name="T23" style:parent-style-name="Standaardalinea-lettertype" style:family="text">
      <style:text-properties fo:font-weight="bold" style:font-weight-asian="bold" style:font-weight-complex="bold" fo:language="nl" fo:country="NL"/>
    </style:style>
    <style:style style:name="T24" style:parent-style-name="Standaardalinea-lettertype" style:family="text">
      <style:text-properties fo:font-weight="bold" style:font-weight-asian="bold" style:font-weight-complex="bold" fo:language="nl" fo:country="NL"/>
    </style:style>
    <style:style style:name="T25" style:parent-style-name="Standaardalinea-lettertype" style:family="text">
      <style:text-properties fo:font-weight="bold" style:font-weight-asian="bold" style:font-weight-complex="bold" fo:color="#FF0000" fo:language="nl" fo:country="NL"/>
    </style:style>
    <style:style style:name="T26" style:parent-style-name="Standaardalinea-lettertype" style:family="text">
      <style:text-properties fo:font-weight="bold" style:font-weight-asian="bold" style:font-weight-complex="bold" fo:language="nl" fo:country="NL"/>
    </style:style>
    <style:style style:name="P27" style:parent-style-name="Standaard" style:family="paragraph">
      <style:text-properties fo:language="nl" fo:country="NL"/>
    </style:style>
    <style:style style:name="T28" style:parent-style-name="Standaardalinea-lettertype" style:family="text">
      <style:text-properties fo:language="nl" fo:country="NL"/>
    </style:style>
    <style:style style:name="T29" style:parent-style-name="Standaardalinea-lettertype" style:family="text">
      <style:text-properties fo:language="nl" fo:country="NL"/>
    </style:style>
  </office:automatic-styles>
  <office:body>
    <office:text text:use-soft-page-breaks="true">
      <text:p text:style-name="P1"/>
      <text:p text:style-name="Standaard"><text:span text:style-name="T3">Onderwerp: Verklaring inzake verlenging dienstverleningsovereenkomst tussen het<text:s/></text:span><text:span text:style-name="T4">xxx</text:span><text:span text:style-name="T5"><text:s/>en de NTS</text:span></text:p>
      <text:p text:style-name="P6">Geachte leden van de<text:s/>raad van<text:s/>bestuur,</text:p>
      <text:p text:style-name="Standaard"><text:span text:style-name="T7">Ten behoeve van de subsidieverlening voor donatie in uw regio, onder de naam 'beleid en organisatie in ziekenhuizen' heeft het<text:s/></text:span><text:span text:style-name="T8">xxx</text:span><text:span text:style-name="T9"><text:s/>een dienstverleningsovereenkomst gesloten met de Nederlandse Transplantatie Stichting (hierna: NTS). Voor het jaar 2025 is de geldigheid van deze dienstverleningsovereenkomst verlengd door middel van het ondertekenen van een akkoordverklaring. <text:s text:c="2"/></text:span></text:p>
      <text:p text:style-name="P10">Voor het jaar 2025 dient uw UMC, als coördinerend UMC, een dienstverleningsovereenkomst te sluiten met de NTS. In deze overeenkomst wordt geregeld welke inspanningen de regio moet leveren op het gebied van donatie, scholing, het aanleveren van data en de evaluatie van de orgaandonatieprocedures.<text:s/></text:p>
      <text:p text:style-name="Standaard"><text:span text:style-name="T11">Ook voor het jaar 2025 kan volstaan worden met een schriftelijke akkoordverklaring waarin het<text:s/></text:span><text:span text:style-name="T12">xxx</text:span><text:span text:style-name="T13"><text:s/></text:span><text:span text:style-name="T14"><text:s/>en de NTS de geldigheidsduur van de bestaande dienstverleningsovereenkomst, onder dezelfde voorwaarden, verlengen tot 31 december 2025. U dient hiertoe deze verklaring te ondertekenen onder vermelding van datum en naam.<text:s/></text:span></text:p>
      <text:p text:style-name="Standaard"><text:span text:style-name="T15">VWS heeft de NTS gevraagd een nieuwe dienstverleningsovereenkomst op te leveren. Hierin wordt ook een kwalitatieve verantwoording opgenomen die in samenwerking met de stakeholders wordt opgezet. Dit proces had afgerond moeten zijn voor 1 september 2024 maar dat is helaas niet haalbaar gebleken. De dienstverleningsovereenkomst uit 2024 wordt daarom ook voor 2025 doorgezet. Het streven is om in 202</text:span><text:span text:style-name="T16">5 (t.b.v. jaar 2026 en verder)</text:span><text:span text:style-name="T17"><text:s/>tot nieuwe afspraken te komen. De komende maanden zullen de te nemen stappen om tot streefdoelen te komen met het veld worden bepaald en vastgesteld.</text:span><text:span text:style-name="T18"> </text:span></text:p>
      <text:p text:style-name="P19">Plaats: Leiden<text:s text:c="57"/><text:s text:c="18"/>Plaats:<text:s/></text:p>
      <text:p text:style-name="P20">Datum:<text:s/>xx<text:s/>september<text:s/>2024<text:tab/><text:s text:c="31"/><text:s text:c="5"/><text:s text:c="6"/>Datum:....................................<text:s text:c="45"/></text:p>
      <text:p text:style-name="P21"/>
      <text:p text:style-name="Standaard"><text:span text:style-name="T22">Nederlandse Transplantatie Stichtin</text:span><text:span text:style-name="T23">g <text:s text:c="29"/></text:span><text:span text:style-name="T24">&lt;&lt;</text:span><text:span text:style-name="T25">Naam ziekenhuis</text:span><text:span text:style-name="T26">&gt;&gt;</text:span></text:p>
      <text:p text:style-name="P27">Naomi<text:s/>Nathan<text:tab/><text:tab/><text:s text:c="35"/><text:tab/><text:s text:c="11"/>Naam:……………………………………………</text:p>
      <text:p text:style-name="Standaard"><text:span text:style-name="T28">Raad van bestuur <text:s text:c="66"/></text:span><text:span text:style-name="T29">Raad van bestuu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Revisie" style:display-name="Revisie" style:family="paragraph">
      <style:paragraph-properties fo:margin-bottom="0in" fo:line-height="100%"/>
      <style:text-properties fo:hyphenate="false"/>
    </style:style>
    <style:style style:name="normaltextrun" style:display-name="normaltextrun" style:family="text" style:parent-style-name="Standaardalinea-lettertype"/>
    <style:style style:name="eop" style:display-name="eop"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Standaardalinea-lettertype" style:family="text">
      <style:text-properties style:font-name="Calibri" style:font-name-asian="Times New Roman" style:font-name-complex="Calibri" fo:font-style="italic" style:font-style-asian="italic" style:font-style-complex="italic" fo:color="#000000" fo:font-size="9pt" style:font-size-asian="9pt" style:font-size-complex="9pt" fo:language="nl" fo:country="NL" style:language-asian="nl" style:country-asian="NL"/>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Koptekst"><draw:frame draw:style-name="a0" draw:name="Afbeelding 1" text:anchor-type="as-char" svg:x="0in" svg:y="0in" svg:width="2.80833in" svg:height="0.7in" style:rel-width="scale" style:rel-height="scale"><draw:image xlink:href="media/image1.png" xlink:type="simple" xlink:show="embed" xlink:actuate="onLoad"/><svg:title/><svg:desc>NTS LOGO RGB ORANJE</svg:desc></draw:frame></text:p>
      </style:header>
      <style:footer>
        <text:p text:style-name="Voettekst"><text:span text:style-name="T2">Inboekn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dgeorgieva</meta:initial-creator>
    <dc:creator>Dekker, E.J.C.B. (Edwin)</dc:creator>
    <meta:creation-date>2024-09-20T06:46:00Z</meta:creation-date>
    <dc:date>2024-09-20T06:46:00Z</dc:date>
    <meta:template xlink:href="Normal" xlink:type="simple"/>
    <meta:editing-cycles>2</meta:editing-cycles>
    <meta:editing-duration>PT0S</meta:editing-duration>
    <meta:user-defined meta:name="ContentTypeId">0x010100EB241FD753BB7F4183392288E5379FD2</meta:user-defined>
    <meta:user-defined meta:name="MediaServiceImageTags"/>
    <meta:user-defined meta:name="_ExtendedDescription"/>
    <meta:user-defined meta:name="xd_ProgID"/>
    <meta:user-defined meta:name="ComplianceAssetId"/>
    <meta:user-defined meta:name="TemplateUrl"/>
    <meta:user-defined meta:name="TriggerFlowInfo"/>
    <meta:user-defined meta:name="xd_Signature" meta:value-type="boolean">false</meta:user-defined>
    <meta:document-statistic meta:page-count="1" meta:paragraph-count="21" meta:word-count="309" meta:character-count="2214" meta:row-count="50" meta:non-whitespace-character-count="1926"/>
  </office:meta>
</office:document-meta>
</file>